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Horizontal_20_Line">
      <style:paragraph-properties fo:line-height="150%" style:shadow="none">
        <style:tab-stops/>
      </style:paragraph-properties>
      <style:text-properties style:font-name="Times New Roman" fo:background-color="transparent"/>
    </style:style>
    <style:style style:name="P3" style:family="paragraph" style:parent-style-name="Heading_20_4">
      <style:paragraph-properties fo:line-height="150%" style:shadow="none">
        <style:tab-stops/>
      </style:paragraph-properties>
    </style:style>
    <style:style style:name="P4" style:family="paragraph" style:parent-style-name="Heading_20_3">
      <style:paragraph-properties fo:line-height="150%" style:shadow="none">
        <style:tab-stops/>
      </style:paragraph-properties>
      <style:text-properties fo:color="#000000" style:font-name="Times New Roman" fo:font-size="12pt" fo:font-style="italic" fo:background-color="transparent" style:font-size-asian="12pt" style:font-style-asian="italic" style:font-size-complex="12pt" style:font-style-complex="italic"/>
    </style:style>
    <style:style style:name="P5" style:family="paragraph" style:parent-style-name="Text_20_body">
      <style:paragraph-properties fo:line-height="150%" style:shadow="none">
        <style:tab-stops/>
      </style:paragraph-properties>
      <style:text-properties style:font-name="Times New Roman" fo:background-color="transparent"/>
    </style:style>
    <style:style style:name="P6" style:family="paragraph" style:parent-style-name="Text_20_body">
      <style:paragraph-properties fo:line-height="150%" style:shadow="none">
        <style:tab-stops/>
      </style:paragraph-properties>
    </style:style>
    <style:style style:name="P7" style:family="paragraph" style:parent-style-name="Text_20_body">
      <style:paragraph-properties fo:line-height="150%" style:shadow="none">
        <style:tab-stops/>
      </style:paragraph-properties>
      <style:text-properties fo:color="#000000" style:font-name="Times New Roman" fo:font-size="12pt" fo:font-style="italic" fo:background-color="transparent" style:font-size-asian="12pt" style:font-style-asian="italic" style:font-size-complex="12pt" style:font-style-complex="italic"/>
    </style:style>
    <style:style style:name="P8" style:family="paragraph" style:parent-style-name="Text_20_body">
      <style:paragraph-properties fo:line-height="150%" fo:text-align="center" style:justify-single-word="false" style:shadow="none">
        <style:tab-stops/>
      </style:paragraph-properties>
      <style:text-properties fo:color="#000000" style:font-name="Times New Roman" fo:font-size="12pt" fo:font-style="italic" fo:background-color="transparent" style:font-size-asian="12pt" style:font-style-asian="italic" style:font-size-complex="12pt" style:font-style-complex="italic"/>
    </style:style>
    <style:style style:name="P9" style:family="paragraph" style:parent-style-name="Heading_20_1">
      <style:paragraph-properties fo:line-height="150%" style:shadow="none">
        <style:tab-stops/>
      </style:paragraph-properties>
      <style:text-properties fo:color="#800000" style:font-name="Times New Roman" fo:font-size="12pt" fo:font-style="italic" fo:background-color="transparent" style:font-size-asian="12pt" style:font-style-asian="italic" style:font-size-complex="12pt" style:font-style-complex="italic"/>
    </style:style>
    <style:style style:name="P10" style:family="paragraph" style:parent-style-name="Heading_20_3">
      <style:paragraph-properties fo:line-height="150%" fo:text-align="center" style:justify-single-word="false" style:shadow="none">
        <style:tab-stops/>
      </style:paragraph-properties>
      <style:text-properties fo:color="#000000" style:font-name="Times New Roman" fo:font-size="18pt" fo:font-style="italic" fo:font-weight="bold" fo:background-color="transparent" style:font-size-asian="18pt" style:font-style-asian="italic" style:font-weight-asian="bold" style:font-size-complex="18pt" style:font-style-complex="italic" style:font-weight-complex="bold"/>
    </style:style>
    <style:style style:name="P11" style:family="paragraph" style:parent-style-name="Heading_20_2">
      <style:text-properties fo:color="#800000"/>
    </style:style>
    <style:style style:name="P12" style:family="paragraph" style:parent-style-name="Text_20_body">
      <style:paragraph-properties fo:line-height="150%"/>
      <style:text-properties style:font-name="Times New Roman" fo:background-color="transparent"/>
    </style:style>
    <style:style style:name="P13" style:family="paragraph" style:parent-style-name="Text_20_body" style:list-style-name="L1">
      <style:paragraph-properties fo:margin-top="0cm" fo:margin-bottom="0cm" fo:line-height="150%" style:shadow="none">
        <style:tab-stops/>
      </style:paragraph-properties>
    </style:style>
    <style:style style:name="P14" style:family="paragraph" style:parent-style-name="Text_20_body" style:list-style-name="L2">
      <style:paragraph-properties fo:margin-top="0cm" fo:margin-bottom="0cm" fo:line-height="150%" style:shadow="none">
        <style:tab-stops/>
      </style:paragraph-properties>
    </style:style>
    <style:style style:name="P15" style:family="paragraph" style:parent-style-name="Text_20_body" style:list-style-name="L3">
      <style:paragraph-properties fo:margin-top="0cm" fo:margin-bottom="0cm" fo:line-height="150%" style:shadow="none">
        <style:tab-stops/>
      </style:paragraph-properties>
    </style:style>
    <style:style style:name="P16" style:family="paragraph" style:parent-style-name="Text_20_body" style:list-style-name="L6">
      <style:paragraph-properties fo:margin-top="0cm" fo:margin-bottom="0cm" fo:line-height="150%" style:shadow="none">
        <style:tab-stops/>
      </style:paragraph-properties>
    </style:style>
    <style:style style:name="P17" style:family="paragraph" style:parent-style-name="Text_20_body" style:list-style-name="L8">
      <style:paragraph-properties fo:margin-top="0cm" fo:margin-bottom="0cm" fo:line-height="150%" style:shadow="none">
        <style:tab-stops/>
      </style:paragraph-properties>
    </style:style>
    <style:style style:name="P18" style:family="paragraph" style:parent-style-name="Text_20_body">
      <style:paragraph-properties fo:line-height="150%" style:shadow="none">
        <style:tab-stops/>
      </style:paragraph-properties>
    </style:style>
    <style:style style:name="P19" style:family="paragraph" style:parent-style-name="Text_20_body" style:list-style-name="L1">
      <style:paragraph-properties fo:line-height="150%" style:shadow="none">
        <style:tab-stops/>
      </style:paragraph-properties>
    </style:style>
    <style:style style:name="P20" style:family="paragraph" style:parent-style-name="Text_20_body" style:list-style-name="L2">
      <style:paragraph-properties fo:line-height="150%" style:shadow="none">
        <style:tab-stops/>
      </style:paragraph-properties>
    </style:style>
    <style:style style:name="P21" style:family="paragraph" style:parent-style-name="Text_20_body" style:list-style-name="L3">
      <style:paragraph-properties fo:line-height="150%" style:shadow="none">
        <style:tab-stops/>
      </style:paragraph-properties>
    </style:style>
    <style:style style:name="P22" style:family="paragraph" style:parent-style-name="Text_20_body" style:list-style-name="L4">
      <style:paragraph-properties fo:line-height="150%" style:shadow="none">
        <style:tab-stops/>
      </style:paragraph-properties>
    </style:style>
    <style:style style:name="P23" style:family="paragraph" style:parent-style-name="Text_20_body" style:list-style-name="L5">
      <style:paragraph-properties fo:line-height="150%" style:shadow="none">
        <style:tab-stops/>
      </style:paragraph-properties>
    </style:style>
    <style:style style:name="P24" style:family="paragraph" style:parent-style-name="Text_20_body" style:list-style-name="L6">
      <style:paragraph-properties fo:line-height="150%" style:shadow="none">
        <style:tab-stops/>
      </style:paragraph-properties>
    </style:style>
    <style:style style:name="P25" style:family="paragraph" style:parent-style-name="Text_20_body" style:list-style-name="L7">
      <style:paragraph-properties fo:line-height="150%" style:shadow="none">
        <style:tab-stops/>
      </style:paragraph-properties>
    </style:style>
    <style:style style:name="P26" style:family="paragraph" style:parent-style-name="Text_20_body" style:list-style-name="L8">
      <style:paragraph-properties fo:line-height="150%" style:shadow="none">
        <style:tab-stops/>
      </style:paragraph-properties>
    </style:style>
    <style:style style:name="P27" style:family="paragraph" style:parent-style-name="Text_20_body">
      <style:paragraph-properties fo:line-height="150%" style:shadow="none">
        <style:tab-stops/>
      </style:paragraph-properties>
      <style:text-properties fo:color="#000000" style:font-name="Times New Roman" fo:font-size="12pt" fo:font-style="italic" fo:background-color="transparent" style:font-size-asian="12pt" style:font-style-asian="italic" style:font-size-complex="12pt" style:font-style-complex="italic"/>
    </style:style>
    <style:style style:name="P28" style:family="paragraph" style:parent-style-name="Text_20_body">
      <style:paragraph-properties fo:line-height="150%" fo:text-align="center" style:justify-single-word="false" style:shadow="none">
        <style:tab-stops/>
      </style:paragraph-properties>
      <style:text-properties fo:color="#000000" style:font-name="Times New Roman" fo:font-size="18pt" fo:font-style="italic" fo:font-weight="bold" fo:background-color="transparent" style:font-size-asian="18pt" style:font-style-asian="italic" style:font-weight-asian="bold" style:font-size-complex="18pt" style:font-style-complex="italic" style:font-weight-complex="bold"/>
    </style:style>
    <style:style style:name="P29" style:family="paragraph" style:parent-style-name="Text_20_body">
      <style:paragraph-properties fo:line-height="150%" style:shadow="none">
        <style:tab-stops/>
      </style:paragraph-properties>
      <style:text-properties fo:color="#800000" style:font-name="Arial1" fo:font-size="12pt" fo:font-style="italic" fo:background-color="transparent" style:font-size-asian="12pt" style:font-style-asian="italic" style:font-size-complex="12pt" style:font-style-complex="italic"/>
    </style:style>
    <style:style style:name="P30" style:family="paragraph" style:parent-style-name="Text_20_body">
      <style:paragraph-properties fo:line-height="150%" style:shadow="none">
        <style:tab-stops/>
      </style:paragraph-properties>
      <style:text-properties fo:color="#800000" style:font-name="Times New Roman" fo:font-size="12pt" fo:font-style="italic" fo:background-color="transparent" style:font-size-asian="12pt" style:font-style-asian="italic" style:font-size-complex="12pt" style:font-style-complex="italic"/>
    </style:style>
    <style:style style:name="T1" style:family="text">
      <style:text-properties fo:color="#000000"/>
    </style:style>
    <style:style style:name="T2" style:family="text">
      <style:text-properties fo:color="#000000" style:font-name="Times New Roman" fo:font-size="12pt" fo:font-style="normal" style:font-size-asian="12pt" style:font-style-asian="normal" style:font-size-complex="12pt" style:font-style-complex="normal"/>
    </style:style>
    <style:style style:name="T3" style:family="text">
      <style:text-properties fo:color="#000000" style:font-name="Times New Roman" fo:font-style="normal" style:font-style-asian="normal" style:font-style-complex="normal"/>
    </style:style>
    <style:style style:name="T4" style:family="text">
      <style:text-properties style:font-name="Times New Roman" fo:background-color="transparent"/>
    </style:style>
    <style:style style:name="T5" style:family="text">
      <style:text-properties fo:font-size="18pt" fo:font-weight="bold" style:font-size-asian="18pt" style:font-weight-asian="bold" style:font-size-complex="18pt" style:font-weight-complex="bol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ularz"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Strong_20_Emphasis"><text:span text:style-name="T5">Wyższa Szkoła Zarządzaniai i Bankowości </text:span></text:span></text:p>
      <text:p text:style-name="P8"><text:span text:style-name="Strong_20_Emphasis"><text:span text:style-name="T5">w Krakowie</text:span></text:span><text:span text:style-name="T5"> </text:span></text:p>
      <text:h text:style-name="P10" text:outline-level="3"/>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7"/>
      <text:p text:style-name="P7"/>
      <text:p text:style-name="P7"/>
      <text:p text:style-name="P7"/>
      <text:p text:style-name="Table_20_Contents"><text:soft-page-break/>ITS<text:line-break/>RL</text:p>
      <text:p text:style-name="Table_20_Contents"><text:span text:style-name="Strong_20_Emphasis">Actor-Critic (A2C)</text:span><text:span text:style-name="Strong_20_Emphasis">,</text:span></text:p>
      <text:p text:style-name="Table_20_Contents"><text:span text:style-name="Strong_20_Emphasis">SUMO (Simulation of Urban Mobility) </text:span></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p text:style-name="Table_20_Contents"><text:span text:style-name="Strong_20_Emphasis"/></text:p>
      <text:h text:style-name="Heading_20_1" text:outline-level="1"><text:soft-page-break/>Wstęp</text:h>
      <text:p text:style-name="Text_20_body"/>
      <text:p text:style-name="Text_20_body">Ruch drogowy odgrywa kluczową rolę w funkcjonowaniu wysoko zurbanizowanych społeczności, stanowiąc fundament ich gospodarki i życia społecznego. Dynamiczny wzrost liczby pojazdów wywiera ciągłą presję na istniejącą infrastrukturę transportową. <text:s/>Kongestia drogowa <text:span text:style-name="T1">generują wymierne straty finansowe, przyczyniają się do zwiększonej emisji spalin, pogarszając jakość środowiska, co w efekcie obniżają poziom życia mieszkańców aglomeracji miejskich. Zatory drogowe pośrednio wpływają na czas reakcji służb ratunkowych (straż pożarna, policja, służba zdrowia) co może mieć tragiczne konsekwencje. </text:span><text:span text:style-name="T2">Wraz ze wzrostem obciążenia infrastruktury drogowej, rośnie zapotrzebowanie na efektywne metody kontroli ruchu. Ponieważ fizyczna rozbudowy dróg, jest bardzo kosztowna, a często niemożliwa, jednym z kluczowych </text:span><text:span text:style-name="T3">narzędzi</text:span><text:span text:style-name="T1"> poprawy dynamiki ruchu na skrzyżowaniach są sygnalizatory świetlne. Ich optymalizacja jest kluczowe dla minimalizowania opóźnień drogowych.</text:span></text:p>
      <text:p text:style-name="Text_20_body">Nowoczesne systemy transportowe (ITS), oferują szereg usprawnienia poprawiających płynność ruchu drogowego w porównaniu do statycznych, tradycyjnych <text:s/>systemów sterowania nie uwzględniających dynamicznie zmieniających się warunków środowiska. Zaawansowane systemy sterowania sygnalizacją, takie jak SCATS, SCOOT czy RHODES, już teraz pozwalają na adaptacyjne dostosowywanie cykli sygnałów do bieżących warunków drogowych. Mimo ich skuteczności, wciąż istnieje przestrzeń do udoskonaleń, dzięki ciągle dynamicznym pracom nad algorytmami sztucznej inteligencji.</text:p>
      <text:p text:style-name="Text_20_body">Celem pracy jest zbadanie, w jaki sposób zaawansowane algorytmy RL, takie jak <text:span text:style-name="Strong_20_Emphasis">Advantage Actor-Critic (A2C)</text:span>, mogą zostać wykorzystane do sterowania sygnalizacją świetlną na obszarach o dużym natężeniu ruchu. Symulacje przeprowadzone w środowisku <text:span text:style-name="Strong_20_Emphasis">SUMO (Simulation of Urban Mobility)</text:span> pozwolą na ocenę efektywności rozwiązań oraz ich potencjału w poprawie płynności ruchu. Rozwój tego typu rozwiązań może przyczynić się do stworzenia bardziej zrównoważonych i efektywnych systemów transportowych w wysoko zurbanizowanych społeczeństwach.</text:p>
      <text:p text:style-name="P6"/>
      <text:p text:style-name="P12"/>
      <text:p text:style-name="P6"><text:span text:style-name="Strong_20_Emphasis"><text:span text:style-name="T4"/></text:span></text:p>
      <text:p text:style-name="P6"><text:span text:style-name="Strong_20_Emphasis"><text:span text:style-name="T4"/></text:span></text:p>
      <text:p text:style-name="P6"><text:soft-page-break/><text:span text:style-name="Strong_20_Emphasis"><text:span text:style-name="T4">Uzasadnienie wyboru tematu</text:span></text:span><text:span text:style-name="T4"><text:line-break/>Dynamiczny rozwój technik sztucznej inteligencji, w tym uczenia przez wzmacnianie (Reinforcement Learning, RL), oferuje nowe możliwości w zarządzaniu złożonymi systemami, takimi jak ruch drogowy. Tradycyjne metody sterowania ruchem, choć skuteczne w pewnych warunkach, mają ograniczenia w dostosowywaniu się do dynamicznie zmieniających się warunków ruchu. Algorytmy RL, a w szczególności głębokie uczenie przez wzmacnianie (Deep Reinforcement Learning, DRL), pozwalają na dynamiczne i adaptacyjne podejście do sterowania sygnalizacją świetlną, ucząc się optymalnych strategii na podstawie interakcji z rzeczywistym środowiskiem. Zastosowanie algorytmu Advantage Actor-Critic (A2C) w sterowaniu sygnalizacją świetlną, przy wsparciu realistycznych symulacji w środowisku SUMO (Simulation of Urban MObility), pozwala na badanie możliwości poprawy płynności ruchu oraz redukcji opóźnień.</text:span></text:p>
      <text:p text:style-name="P6"><text:span text:style-name="Strong_20_Emphasis"><text:span text:style-name="T4">Cel pracy</text:span></text:span><text:span text:style-name="T4"><text:line-break/>Celem niniejszej pracy jest opracowanie i zbadanie skuteczności algorytmu A2C w zarządzaniu sygnalizacją świetlną na skrzyżowaniach. Algorytm ten, jako metoda łącząca uczenie polityki i wartości, ma na celu efektywne dostosowanie czasów sygnalizacji świetlnej do zmieniających się warunków ruchu w celu minimalizacji opóźnień i zwiększenia przepustowości.</text:span></text:p>
      <text:p text:style-name="P6"><text:span text:style-name="Strong_20_Emphasis"><text:span text:style-name="T4">Zakres pracy</text:span></text:span><text:span text:style-name="T4"><text:line-break/>Zakres pracy obejmuje:</text:span></text:p>
      <text:list xml:id="list2042016345980790003" text:style-name="L1">
        <text:list-item>
          <text:p text:style-name="P13"><text:span text:style-name="Strong_20_Emphasis"><text:span text:style-name="T4">Przedmiotowy</text:span></text:span><text:span text:style-name="T4">: Optymalizacja sterowania sygnalizacją świetlną na skrzyżowaniach przy użyciu algorytmu Advantage Actor-Critic.</text:span></text:p>
        </text:list-item>
        <text:list-item>
          <text:p text:style-name="P13"><text:span text:style-name="Strong_20_Emphasis"><text:span text:style-name="T4">Czasowy</text:span></text:span><text:span text:style-name="T4">: Analiza literatury i stanów istniejących, projekt oraz implementacja algorytmu, a następnie symulacje i analiza wyników przeprowadzone w ograniczonym zakresie czasowym.</text:span></text:p>
        </text:list-item>
        <text:list-item>
          <text:p text:style-name="P19"><text:span text:style-name="Strong_20_Emphasis"><text:span text:style-name="T4">Przestrzenny</text:span></text:span><text:span text:style-name="T4">: Symulacje zostaną przeprowadzone w wirtualnym środowisku SUMO, które realistycznie odwzorowuje warunki ruchu drogowego.</text:span></text:p>
        </text:list-item>
      </text:list>
      <text:p text:style-name="P6"><text:span text:style-name="Strong_20_Emphasis"><text:span text:style-name="T4">Stosowane metody</text:span></text:span><text:span text:style-name="T4"><text:line-break/>W pracy zastosowane zostaną następujące metody:</text:span></text:p>
      <text:list xml:id="list8457629019397658876" text:style-name="L2">
        <text:list-item>
          <text:p text:style-name="P14"><text:span text:style-name="Strong_20_Emphasis"><text:span text:style-name="T4">Analiza literatury</text:span></text:span><text:span text:style-name="T4">: Przegląd istniejących systemów sterowania ruchem oraz prac naukowych związanych z zastosowaniem sztucznej inteligencji w tej dziedzinie.</text:span></text:p>
        </text:list-item>
        <text:list-item>
          <text:p text:style-name="P14"><text:span text:style-name="Strong_20_Emphasis"><text:span text:style-name="T4">Modelowanie i symulacja</text:span></text:span><text:span text:style-name="T4">: Implementacja algorytmu A2C w środowisku SUMO, </text:span><text:soft-page-break/><text:span text:style-name="T4">pozwalająca na symulację sterowania sygnalizacją świetlną w dynamicznych warunkach ruchu.</text:span></text:p>
        </text:list-item>
        <text:list-item>
          <text:p text:style-name="P20"><text:span text:style-name="Strong_20_Emphasis"><text:span text:style-name="T4">Metody oceny efektywności</text:span></text:span><text:span text:style-name="T4">: Analiza wyników symulacji, w tym pomiar opóźnień, czasu oczekiwania pojazdów oraz przepustowości.</text:span></text:p>
        </text:list-item>
      </text:list>
      <text:p text:style-name="P6"><text:span text:style-name="Strong_20_Emphasis"><text:span text:style-name="T4">Opis zawartości poszczególnych rozdziałów pracy</text:span></text:span></text:p>
      <text:list xml:id="list8203203669729698742" text:style-name="L3">
        <text:list-item>
          <text:p text:style-name="P15"><text:span text:style-name="Strong_20_Emphasis"><text:span text:style-name="T4">Rozdział 1</text:span></text:span><text:span text:style-name="T4">: Wprowadzenie teoretyczne, omówienie podstaw zarządzania ruchem drogowym oraz technik uczenia przez wzmacnianie.</text:span></text:p>
        </text:list-item>
        <text:list-item>
          <text:p text:style-name="P15"><text:span text:style-name="Strong_20_Emphasis"><text:span text:style-name="T4">Rozdział 2</text:span></text:span><text:span text:style-name="T4">: Analiza literatury naukowej, obejmująca przegląd tradycyjnych i nowoczesnych metod sterowania sygnalizacją świetlną.</text:span></text:p>
        </text:list-item>
        <text:list-item>
          <text:p text:style-name="P15"><text:span text:style-name="Strong_20_Emphasis"><text:span text:style-name="T4">Rozdział 3</text:span></text:span><text:span text:style-name="T4">: Szczegóły implementacji algorytmu A2C w środowisku SUMO, w tym założenia eksperymentalne i opis procesu modelowania.</text:span></text:p>
        </text:list-item>
        <text:list-item>
          <text:p text:style-name="P15"><text:span text:style-name="Strong_20_Emphasis"><text:span text:style-name="T4">Rozdział 4</text:span></text:span><text:span text:style-name="T4">: Prezentacja wyników symulacji, analiza porównawcza algorytmu A2C z </text:span><text:span text:style-name="T4">tradycyjnymi podejściami.</text:span></text:p>
        </text:list-item>
        <text:list-item>
          <text:p text:style-name="P21"><text:span text:style-name="Strong_20_Emphasis"><text:span text:style-name="T4">Rozdział 5</text:span></text:span><text:span text:style-name="T4">: Podsumowanie wyników, wnioski oraz wskazanie kierunków dalszych badań.</text:span></text:p>
        </text:list-item>
      </text:list>
      <text:p text:style-name="P6"><text:span text:style-name="Strong_20_Emphasis"><text:span text:style-name="T4">Podsumowanie</text:span></text:span><text:span text:style-name="T4"><text:line-break/>Praca ta łączy zaawansowane algorytmy sztucznej inteligencji z praktycznymi wymaganiami systemów transportowych. Jej wyniki mogą przyczynić się do poprawy płynności ruchu drogowego, redukcji zatorów oraz zmniejszenia emisji spalin, oferując potencjalne korzyści zarówno dla użytkowników dróg, jak i środowiska naturalnego.</text:span></text:p>
      <text:p text:style-name="P7"/>
      <text:p text:style-name="P7"/>
      <text:h text:style-name="P4" text:outline-level="3">harakterystyka dostępnych systemów sterowania ruchem na podstawie dostarczonego pliku</text:h>
      <text:p text:style-name="P2"/>
      <text:p text:style-name="P5">Współczesne systemy sterowania ruchem drogowym pełnią kluczową rolę w zarządzaniu infrastrukturą miejską, zwiększając jej efektywność, bezpieczeństwo oraz płynność ruchu. W zależności od zaawansowania technologicznego i stosowanych metod, systemy te można podzielić na:</text:p>
      <text:p text:style-name="P2"/>
      <text:h text:style-name="P3" text:outline-level="4"><text:soft-page-break/><text:span text:style-name="Strong_20_Emphasis"><text:span text:style-name="T4">1. Systemy adaptacyjne</text:span></text:span></text:h>
      <text:p text:style-name="P5">Systemy adaptacyjne dynamicznie dostosowują sygnalizację świetlną do bieżących warunków ruchu. Oparte są na danych zbieranych w czasie rzeczywistym przez czujniki i kamery, co pozwala na optymalizację przepływu pojazdów w zależności od aktualnego natężenia ruchu. Do najpopularniejszych systemów adaptacyjnych należą:</text:p>
      <text:list xml:id="list2109895045351167170" text:style-name="L4">
        <text:list-item>
          <text:p text:style-name="P22"><text:span text:style-name="Strong_20_Emphasis"><text:span text:style-name="T4">SCATS (Sydney Coordinated Adaptive Traffic System)</text:span></text:span><text:span text:style-name="T4"><text:line-break/>SCATS to zaawansowany system opracowany w Sydney, który wykorzystuje dane z czujników do dynamicznej optymalizacji czasu sygnalizacji świetlnej. Dzięki szerokiemu zastosowaniu w miastach na całym świecie, w tym w Polsce, SCATS uznawany jest za skuteczne narzędzie do redukcji korków i poprawy płynności ruchu.</text:span></text:p>
        </text:list-item>
        <text:list-item>
          <text:p text:style-name="P22"><text:span text:style-name="Strong_20_Emphasis"><text:span text:style-name="T4">SCOOT (Split Cycle Offset Optimization Technique)</text:span></text:span><text:span text:style-name="T4"><text:line-break/>SCOOT działa na zasadzie ciągłego dostosowywania długości cykli sygnalizacji </text:span><text:span text:style-name="T4">świetlnej w czasie rzeczywistym, minimalizując zakłócenia w przepływie ruchu.</text:span></text:p>
        </text:list-item>
        <text:list-item>
          <text:p text:style-name="P22"><text:span text:style-name="Strong_20_Emphasis"><text:span text:style-name="T4">PRODYN</text:span></text:span><text:span text:style-name="T4"><text:line-break/>System wykorzystuje dynamiczne programowanie do optymalizacji sygnalizacji świetlnej na poziomie poszczególnych skrzyżowań. PRODYN przewiduje zmiany natężenia ruchu i dostosowuje sygnalizację, co pozwala na bardziej efektywne zarządzanie ruchem.</text:span></text:p>
        </text:list-item>
      </text:list>
      <text:p text:style-name="P2"/>
      <text:h text:style-name="P3" text:outline-level="4"><text:span text:style-name="Strong_20_Emphasis"><text:span text:style-name="T4">2. Systemy obszarowe i koordynacyjne</text:span></text:span></text:h>
      <text:p text:style-name="P5">Systemy te zarządzają sygnalizacją świetlną na większym obszarze miejskim, synchronizując działanie wielu skrzyżowań. Główne przykłady obejmują:</text:p>
      <text:list xml:id="list3239838302633231138" text:style-name="L5">
        <text:list-item>
          <text:p text:style-name="P23"><text:span text:style-name="Strong_20_Emphasis"><text:span text:style-name="T4">UTOPIA (Urban Traffic Optimization by Integrated Automation)</text:span></text:span><text:span text:style-name="T4"><text:line-break/>Koncepcja ta polega na integracji automatyzacji z optymalizacją ruchu miejskiego. UTOPIA pozwala na poprawę przepustowości i zmniejszenie czasu oczekiwania poprzez skoordynowane sterowanie sygnalizacją świetlną na poziomie całej sieci miejskiej.</text:span></text:p>
        </text:list-item>
        <text:list-item>
          <text:p text:style-name="P23"><text:span text:style-name="Strong_20_Emphasis"><text:span text:style-name="T4">Metoda zielonej fali (Maxband)</text:span></text:span><text:span text:style-name="T4"><text:line-break/>Jest to tradycyjna metoda, w której sygnalizacja świetlna na kolejnych skrzyżowaniach jest synchronizowana w taki sposób, aby pojazdy mogły przejeżdżać przez </text:span><text:soft-page-break/><text:span text:style-name="T4">skrzyżowania bez zatrzymywania się.</text:span></text:p>
        </text:list-item>
      </text:list>
      <text:p text:style-name="P2"/>
      <text:h text:style-name="P3" text:outline-level="4"><text:span text:style-name="Strong_20_Emphasis"><text:span text:style-name="T4">3. Inteligentne systemy transportowe (ITS)</text:span></text:span></text:h>
      <text:p text:style-name="P5">ITS to kompleksowe rozwiązania, które integrują różne technologie w celu zwiększenia efektywności systemu transportowego. Mogą obejmować:</text:p>
      <text:list xml:id="list1966639321552881493" text:style-name="L6">
        <text:list-item>
          <text:p text:style-name="P16"><text:span text:style-name="Strong_20_Emphasis"><text:span text:style-name="T4">Czujniki ruchu i radary</text:span></text:span><text:span text:style-name="T4"> do zbierania danych o natężeniu ruchu.</text:span></text:p>
        </text:list-item>
        <text:list-item>
          <text:p text:style-name="P16"><text:span text:style-name="Strong_20_Emphasis"><text:span text:style-name="T4">Zaawansowane algorytmy optymalizacji</text:span></text:span><text:span text:style-name="T4"> do dostosowywania sygnalizacji świetlnej.</text:span></text:p>
        </text:list-item>
        <text:list-item>
          <text:p text:style-name="P24"><text:span text:style-name="Strong_20_Emphasis"><text:span text:style-name="T4">Analizę danych w czasie rzeczywistym</text:span></text:span><text:span text:style-name="T4">, co pozwala na szybkie reagowanie na zmieniające się warunki.</text:span></text:p>
        </text:list-item>
      </text:list>
      <text:p text:style-name="P2"/>
      <text:h text:style-name="P3" text:outline-level="4"><text:span text:style-name="Strong_20_Emphasis"><text:span text:style-name="T4">4. Tradycyjne systemy sterowania</text:span></text:span></text:h>
      <text:p text:style-name="P5">Tradycyjne podejścia w sterowaniu ruchem drogowym obejmują:</text:p>
      <text:list xml:id="list6483746310781456346" text:style-name="L7">
        <text:list-item>
          <text:p text:style-name="P25"><text:span text:style-name="Strong_20_Emphasis"><text:span text:style-name="T4">Sygnalizacje stałoczasowe</text:span></text:span><text:span text:style-name="T4"><text:line-break/>Oparte na ustalonych programach czasowych, które są zmieniane w zależności od pory dnia. Chociaż ich implementacja jest stosunkowo prosta, systemy te są mniej efektywne w godzinach szczytu, ponieważ nie uwzględniają rzeczywistego natężenia ruchu.</text:span></text:p>
        </text:list-item>
        <text:list-item>
          <text:p text:style-name="P25"><text:span text:style-name="Strong_20_Emphasis"><text:span text:style-name="T4">Sygnalizacje akomodacyjne</text:span></text:span><text:span text:style-name="T4"><text:line-break/>Dostosowują długość faz sygnałów do aktualnych warunków ruchu, skracając czas oczekiwania na sygnał zielony. Systemy te wykorzystują czujniki ruchu do analizy natężenia.</text:span></text:p>
        </text:list-item>
      </text:list>
      <text:p text:style-name="P2"/>
      <text:h text:style-name="P3" text:outline-level="4"><text:span text:style-name="Strong_20_Emphasis"><text:span text:style-name="T4">5. Nowoczesne podejścia algorytmiczne</text:span></text:span></text:h>
      <text:p text:style-name="P5">Wraz z rozwojem sztucznej inteligencji i uczenia maszynowego pojawiają się zaawansowane techniki sterowania ruchem drogowym, takie jak:</text:p>
      <text:list xml:id="list5941129048937101461" text:style-name="L8">
        <text:list-item>
          <text:p text:style-name="P17"><text:span text:style-name="Strong_20_Emphasis"><text:span text:style-name="T4">Logika rozmyta i algorytmy genetyczne</text:span></text:span><text:span text:style-name="T4"><text:line-break/>Wykorzystywane do modelowania i optymalizacji sygnalizacji świetlnej w warunkach niepewności.</text:span></text:p>
        </text:list-item>
        <text:list-item>
          <text:p text:style-name="P26"><text:soft-page-break/><text:span text:style-name="Strong_20_Emphasis"><text:span text:style-name="T4">Uczenie przez wzmacnianie (Reinforcement Learning, RL)</text:span></text:span><text:span text:style-name="T4"><text:line-break/>Podejście to pozwala na dynamiczne podejmowanie decyzji w oparciu o sekwencyjne procesy decyzyjne. RL modeluje sterowanie ruchem jako Markov Decision Process (MDP), co czyni je wyjątkowo efektywnym narzędziem do zarządzania złożonymi systemami transportowymi.</text:span></text:p>
        </text:list-item>
      </text:list>
      <text:p text:style-name="P2"/>
      <text:p text:style-name="P5">Dostępne systemy sterowania ruchem, od tradycyjnych metod po zaawansowane techniki adaptacyjne i sztuczną inteligencję, oferują szeroki wachlarz rozwiązań. Wybór odpowiedniego systemu zależy od specyfiki warunków ruchu oraz dostępnych zasobów infrastrukturalnych i finansowych.</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29">Pierwszym prototypem współczesnej sygnalizacji świetlnej określa się dziś konstrukcję opierającą swoje działanie na lampach gazowych, która zadebiutowała na londyńskich ulicach w 1868 roku, czyli w XIX wieku. Niestety już po miesiącu została zniszczona wskutek wybuchu gazu. Natomiast pierwsza elektryczna sygnalizacja świetlna, czyli taka, z jakiej korzystamy aż do dziś, pojawiła się po raz pierwszy w amerykańskim mieście Cleveland w 1914 roku. Tutaj skupiono się na wykorzystywaniu wyłącznie dwóch świateł – czerwonego oraz zielonego oraz dodatkowym sygnale dźwiękowym. A jak to wyglądało w naszym kraju? Pierwsza nowoczesna sygnalizacja pojawiła się w Warszawie w 1926 rok. </text:p>
      <text:h text:style-name="P11" text:outline-level="2">W jaki sposób działa nowoczesna sygnalizacja świetlna?</text:h>
      <text:p text:style-name="P30">https://terenowiec.pl/pl/poradnik/post/74-krotka-historia-sygnalizacji-swietlnej-na-ulicach.html</text:p>
      <text:h text:style-name="P9" text:outline-level="1"><text:bookmark text:name="firstHeading"/>Kongestia</text:h>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HelveticaNeue" svg:font-family="HelveticaNeue, 'Helvetica Neue', Helvetica, Arial, sans-serif"/>
    <style:font-face style:name="OpenSymbol" svg:font-family="OpenSymbol"/>
    <style:font-face style:name="Times New Roman1" svg:font-family="'Times New Roman', Times, serif"/>
    <style:font-face style:name="TimesNewRomanPSMT" svg:font-family="TimesNewRomanPSMT"/>
    <style:font-face style:name="inherit" svg:font-family="inherit"/>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3"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3"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3"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3"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6-20T22:57:58.92</meta:creation-date>
    <dc:date>2024-12-01T22:32:13.73</dc:date>
    <meta:editing-duration>P11DT1H34M39S</meta:editing-duration>
    <meta:editing-cycles>193</meta:editing-cycles>
    <meta:generator>OpenOffice/4.1.15$Win32 OpenOffice.org_project/4115m2$Build-9813</meta:generator>
    <meta:document-statistic meta:table-count="0" meta:image-count="0" meta:object-count="0" meta:page-count="9" meta:paragraph-count="55" meta:word-count="1268" meta:character-count="10311"/>
  </office:meta>
</office:document-meta>
</file>